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.543cm" style:rel-column-width="875*"/>
    </style:style>
    <style:style style:name="Table1.B" style:family="table-column">
      <style:table-column-properties style:column-width="1.545cm" style:rel-column-width="876*"/>
    </style:style>
    <style:style style:name="Table1.C" style:family="table-column">
      <style:table-column-properties style:column-width="1.547cm" style:rel-column-width="8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fo:background-color="#80808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3.799cm" fo:margin-left="1.665cm" table:align="left" style:shadow="none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1.602cm"/>
    </style:style>
    <style:style style:name="Table2.D" style:family="table-column">
      <style:table-column-properties style:column-width="1.494cm"/>
    </style:style>
    <style:style style:name="Table2.F" style:family="table-column">
      <style:table-column-properties style:column-width="3.108cm"/>
    </style:style>
    <style:style style:name="Table2.G" style:family="table-column">
      <style:table-column-properties style:column-width="1.496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2.C1" style:family="table-cell">
      <style:table-cell-properties fo:background-color="#b2b2b2" fo:padding="0.097cm" fo:border="0.05pt solid #000000">
        <style:background-image/>
      </style:table-cell-properties>
    </style:style>
    <style:style style:name="Table2.E1" style:family="table-cell">
      <style:table-cell-properties fo:background-color="#999999" fo:padding="0.097cm" fo:border="0.05pt solid #000000">
        <style:background-image/>
      </style:table-cell-properties>
    </style:style>
    <style:style style:name="Table2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.402cm" fo:margin-left="1.677cm" table:align="left"/>
    </style:style>
    <style:style style:name="Table3.A" style:family="table-column">
      <style:table-column-properties style:column-width="1.402cm"/>
    </style:style>
    <style:style style:name="Table3.A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1cm" fo:margin-left="1.651cm" table:align="left" style:shadow="none"/>
    </style:style>
    <style:style style:name="Table4.A" style:family="table-column">
      <style:table-column-properties style:column-width="1.402cm"/>
    </style:style>
    <style:style style:name="Table4.B" style:family="table-column">
      <style:table-column-properties style:column-width="3.096cm"/>
    </style:style>
    <style:style style:name="Table4.C" style:family="table-column">
      <style:table-column-properties style:column-width="1.602cm"/>
    </style:style>
    <style:style style:name="Table4.A1" style:family="table-cell">
      <style:table-cell-properties fo:background-color="#dddddd" fo:padding="0.097cm" fo:border="0.05pt solid #000000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ff937" officeooo:paragraph-rsid="000ff937"/>
    </style:style>
    <style:style style:name="P2" style:family="paragraph" style:parent-style-name="Table_20_Contents">
      <style:paragraph-properties fo:text-align="center" style:justify-single-word="false"/>
      <style:text-properties officeooo:rsid="000ff937" officeooo:paragraph-rsid="000ff937"/>
    </style:style>
    <style:style style:name="P3" style:family="paragraph" style:parent-style-name="Table_20_Contents">
      <style:paragraph-properties fo:text-align="center" style:justify-single-word="false"/>
      <style:text-properties officeooo:rsid="000ff937" officeooo:paragraph-rsid="000ff937" fo:background-color="transparen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4" svg:x1="0.736cm" svg:y1="-0.217cm" svg:x2="0.736cm" svg:y2="1.739cm"><text:p/></draw:line><draw:line text:anchor-type="paragraph" draw:z-index="2" draw:style-name="gr1" draw:text-style-name="P4" svg:x1="5.339cm" svg:y1="-0.243cm" svg:x2="5.339cm" svg:y2="1.713cm"><text:p/></draw:line><draw:line text:anchor-type="paragraph" draw:z-index="8" draw:style-name="gr1" draw:text-style-name="P4" svg:x1="3.791cm" svg:y1="-0.249cm" svg:x2="3.791cm" svg:y2="1.707cm"><text:p/></draw:line><draw:line text:anchor-type="paragraph" draw:z-index="7" draw:style-name="gr1" draw:text-style-name="P4" svg:x1="6.913cm" svg:y1="-0.22cm" svg:x2="6.913cm" svg:y2="1.736cm"><text:p/></draw:line><draw:line text:anchor-type="paragraph" draw:z-index="4" draw:style-name="gr1" draw:text-style-name="P4" svg:x1="8.423cm" svg:y1="-0.233cm" svg:x2="8.423cm" svg:y2="1.723cm"><text:p/></draw:line><draw:line text:anchor-type="paragraph" draw:z-index="6" draw:style-name="gr1" draw:text-style-name="P4" svg:x1="9.97cm" svg:y1="-0.222cm" svg:x2="9.97cm" svg:y2="1.734cm"><text:p/></draw:line><draw:line text:anchor-type="paragraph" draw:z-index="3" draw:style-name="gr1" draw:text-style-name="P4" svg:x1="11.545cm" svg:y1="-0.233cm" svg:x2="11.545cm" svg:y2="1.723cm"><text:p/></draw:line><draw:line text:anchor-type="paragraph" draw:z-index="1" draw:style-name="gr1" draw:text-style-name="P4" svg:x1="13.077cm" svg:y1="-0.259cm" svg:x2="13.077cm" svg:y2="1.697cm"><text:p/></draw:line><draw:line text:anchor-type="paragraph" draw:z-index="5" draw:style-name="gr1" draw:text-style-name="P4" svg:x1="14.6cm" svg:y1="-0.289cm" svg:x2="14.6cm" svg:y2="1.667cm"><text:p/></draw:line><draw:line text:anchor-type="paragraph" draw:z-index="9" draw:style-name="gr1" draw:text-style-name="P4" svg:x1="2.256cm" svg:y1="-0.212cm" svg:x2="2.256cm" svg:y2="1.744cm"><text:p/></draw:line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2">1.5</text:p>
          </table:table-cell>
          <table:table-cell table:style-name="Table1.B1" office:value-type="string">
            <text:p text:style-name="P3">2.6</text:p>
          </table:table-cell>
          <table:table-cell table:style-name="Table1.B1" office:value-type="string">
            <text:p text:style-name="P3">2.9</text:p>
          </table:table-cell>
          <table:table-cell table:style-name="Table1.A1" office:value-type="string">
            <text:p text:style-name="P2">3.7</text:p>
          </table:table-cell>
          <table:table-cell table:style-name="Table1.E1" office:value-type="string">
            <text:p text:style-name="P3">6.8</text:p>
          </table:table-cell>
          <table:table-cell table:style-name="Table1.E1" office:value-type="string">
            <text:p text:style-name="P3">7.9</text:p>
          </table:table-cell>
          <table:table-cell table:style-name="Table1.G1" office:value-type="string">
            <text:p text:style-name="P3">10.1</text:p>
          </table:table-cell>
          <table:table-cell table:style-name="Table1.G1" office:value-type="string">
            <text:p text:style-name="P3">12.5</text:p>
          </table:table-cell>
          <table:table-cell table:style-name="Table1.A1" office:value-type="string">
            <text:p text:style-name="P2">13.9</text:p>
          </table:table-cell>
          <table:table-cell table:style-name="Table1.J1" office:value-type="string">
            <text:p text:style-name="P2">14.6</text:p>
          </table:table-cell>
          <table:table-cell table:style-name="Table1.K1" office:value-type="string">
            <text:p text:style-name="P2">15.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2">1</text:p>
          </table:table-cell>
          <table:table-cell table:style-name="Table1.E2" office:value-type="string">
            <text:p text:style-name="P3">1</text:p>
          </table:table-cell>
          <table:table-cell table:style-name="Table1.E2" office:value-type="string">
            <text:p text:style-name="P3">0</text:p>
          </table:table-cell>
          <table:table-cell table:style-name="Table1.G2" office:value-type="string">
            <text:p text:style-name="P3">0</text:p>
          </table:table-cell>
          <table:table-cell table:style-name="Table1.G2" office:value-type="string">
            <text:p text:style-name="P3">1</text:p>
          </table:table-cell>
          <table:table-cell table:style-name="Table1.I2" office:value-type="string">
            <text:p text:style-name="P2">1</text:p>
          </table:table-cell>
          <table:table-cell table:style-name="Table1.J2" office:value-type="string">
            <text:p text:style-name="P2">1</text:p>
          </table:table-cell>
          <table:table-cell table:style-name="Table1.K2" office:value-type="string">
            <text:p text:style-name="P2">0</text:p>
          </table:table-cell>
        </table:table-row>
      </table:table>
      <text:p text:style-name="P1"><draw:line text:anchor-type="paragraph" draw:z-index="10" draw:style-name="gr1" draw:text-style-name="P5" svg:x1="2.362cm" svg:y1="0.22cm" svg:x2="2.362cm" svg:y2="2.178cm"><text:p/></draw:line><draw:line text:anchor-type="paragraph" draw:z-index="11" draw:style-name="gr1" draw:text-style-name="P4" svg:x1="6.939cm" svg:y1="0.286cm" svg:x2="6.939cm" svg:y2="2.242cm"><text:p/></draw:line><draw:line text:anchor-type="paragraph" draw:z-index="12" draw:style-name="gr1" draw:text-style-name="P4" svg:x1="10.049cm" svg:y1="0.284cm" svg:x2="10.049cm" svg:y2="2.24cm"><text:p/></draw:line><draw:line text:anchor-type="paragraph" draw:z-index="13" draw:style-name="gr1" draw:text-style-name="P4" svg:x1="14.706cm" svg:y1="0.27cm" svg:x2="14.706cm" svg:y2="2.226cm"><text:p/></draw:line>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row>
          <table:table-cell table:style-name="Table2.A1" office:value-type="string">
            <text:p text:style-name="P2">2.75</text:p>
          </table:table-cell>
          <table:table-cell table:style-name="Table2.B1" office:value-type="string">
            <text:p text:style-name="P2"/>
          </table:table-cell>
          <table:table-cell table:style-name="Table2.C1" office:value-type="string">
            <text:p text:style-name="P2">7.35</text:p>
          </table:table-cell>
          <table:table-cell table:style-name="Table2.B1" office:value-type="string">
            <text:p text:style-name="P2"/>
          </table:table-cell>
          <table:table-cell table:style-name="Table2.E1" office:value-type="string">
            <text:p text:style-name="P2">11.3</text:p>
          </table:table-cell>
          <table:table-cell table:style-name="Table2.B1" office:value-type="string">
            <text:p text:style-name="P2"/>
          </table:table-cell>
          <table:table-cell table:style-name="Table2.E1" office:value-type="string">
            <text:p text:style-name="P2">14.85</text:p>
          </table:table-cell>
        </table:table-row>
        <table:table-row>
          <table:table-cell table:style-name="Table2.A2" office:value-type="string">
            <text:p text:style-name="P2">0.45</text:p>
          </table:table-cell>
          <table:table-cell table:style-name="Table2.B1" office:value-type="string">
            <text:p text:style-name="P2"/>
          </table:table-cell>
          <table:table-cell table:style-name="Table2.C2" office:value-type="string">
            <text:p text:style-name="P2">0.31</text:p>
          </table:table-cell>
          <table:table-cell table:style-name="Table2.B1" office:value-type="string">
            <text:p text:style-name="P2"/>
          </table:table-cell>
          <table:table-cell table:style-name="Table2.E2" office:value-type="string">
            <text:p text:style-name="P2">0.14</text:p>
          </table:table-cell>
          <table:table-cell table:style-name="Table2.B1" office:value-type="string">
            <text:p text:style-name="P2"/>
          </table:table-cell>
          <table:table-cell table:style-name="Table2.E2" office:value-type="string">
            <text:p text:style-name="P2">0.24</text:p>
          </table:table-cell>
        </table:table-row>
      </table:table>
      <text:p text:style-name="P1"><draw:line text:anchor-type="paragraph" draw:z-index="14" draw:style-name="gr1" draw:text-style-name="P5" svg:x1="2.323cm" svg:y1="0.259cm" svg:x2="2.323cm" svg:y2="2.217cm"><text:p/></draw:line><draw:line text:anchor-type="paragraph" draw:z-index="15" draw:style-name="gr1" draw:text-style-name="P4" svg:x1="6.992cm" svg:y1="0.243cm" svg:x2="6.992cm" svg:y2="2.199cm"><text:p/></draw:line><draw:line text:anchor-type="paragraph" draw:z-index="17" draw:style-name="gr2" draw:text-style-name="P5" svg:x1="10.091cm" svg:y1="0.24cm" svg:x2="10.091cm" svg:y2="0.757cm"><text:p/></draw:line><draw:line text:anchor-type="paragraph" draw:z-index="18" draw:style-name="gr3" draw:text-style-name="P4" svg:x1="14.639cm" svg:y1="0.319cm" svg:x2="14.639cm" svg:y2="1.416cm"><text:p/></draw:line></text:p>
      <text:p text:style-name="P1"><draw:line text:anchor-type="paragraph" draw:z-index="20" draw:style-name="gr3" draw:text-style-name="P4" svg:x1="10.088cm" svg:y1="0.268cm" svg:x2="2.323cm" svg:y2="0.268cm"><text:p/></draw:line></text:p>
      <text:p text:style-name="P1"><draw:line text:anchor-type="paragraph" draw:z-index="19" draw:style-name="gr3" draw:text-style-name="P4" svg:x1="14.638cm" svg:y1="0.443cm" svg:x2="6.992cm" svg:y2="0.429cm"><text:p/></draw:line>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2.75</text:p>
          </table:table-cell>
          <table:table-cell table:style-name="Table4.B1" office:value-type="string">
            <text:p text:style-name="Table_20_Contents"/>
          </table:table-cell>
          <table:table-cell table:style-name="Table4.C1" office:value-type="string">
            <text:p text:style-name="P2">7.35</text:p>
          </table:table-cell>
        </table:table-row>
        <table:table-row>
          <table:table-cell table:style-name="Table4.A2" office:value-type="string">
            <text:p text:style-name="P2">0.45</text:p>
          </table:table-cell>
          <table:table-cell table:style-name="Table4.B1" office:value-type="string">
            <text:p text:style-name="Table_20_Contents"/>
          </table:table-cell>
          <table:table-cell table:style-name="Table4.C2" office:value-type="string">
            <text:p text:style-name="P2">0.31</text:p>
          </table:table-cell>
        </table:table-row>
      </table:table>
      <text:p text:style-name="P1"><draw:line text:anchor-type="paragraph" draw:z-index="16" draw:style-name="gr1" draw:text-style-name="P4" svg:x1="2.321cm" svg:y1="0.309cm" svg:x2="2.321cm" svg:y2="2.265cm"><text:p/></draw:line><draw:line text:anchor-type="paragraph" draw:z-index="21" draw:style-name="gr3" draw:text-style-name="P4" svg:x1="6.939cm" svg:y1="0.275cm" svg:x2="6.939cm" svg:y2="1.372cm"><text:p/></draw:line></text:p>
      <text:p text:style-name="P1"/>
      <text:p text:style-name="P1"><draw:line text:anchor-type="paragraph" draw:z-index="22" draw:style-name="gr3" draw:text-style-name="P4" svg:x1="6.939cm" svg:y1="0.399cm" svg:x2="2.321cm" svg:y2="0.399cm"><text:p/></draw:line></text:p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2.75</text:p>
          </table:table-cell>
        </table:table-row>
        <table:table-row>
          <table:table-cell table:style-name="Table3.A2" office:value-type="string">
            <text:p text:style-name="P2">0.4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9:15:35.190027852</meta:creation-date>
    <dc:date>2015-04-27T19:52:05.062889935</dc:date>
    <meta:editing-duration>PT3M17S</meta:editing-duration>
    <meta:editing-cycles>1</meta:editing-cycles>
    <meta:document-statistic meta:table-count="4" meta:image-count="0" meta:object-count="0" meta:page-count="1" meta:paragraph-count="36" meta:word-count="36" meta:character-count="106" meta:non-whitespace-character-count="106"/>
    <meta:generator>LibreOffice/4.2.7.2$Linux_X86_64 LibreOffice_project/420m0$Build-2</meta:generator>
  </office:meta>
</office:document-meta>
</file>